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115ea6" draw:marker-start-width="0.358cm" draw:marker-end-width="0.358cm" draw:fill="none" draw:textarea-horizontal-align="justify" draw:textarea-vertical-align="middle" draw:auto-grow-height="false" fo:min-height="0.636cm" fo:min-width="0.386cm" fo:padding-top="0.177cm" fo:padding-bottom="0.177cm" fo:padding-left="0.302cm" fo:padding-right="0.30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4.501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3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8.605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cm" svg:height="1.4cm" svg:x="10.656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4cm" svg:height="1.4cm" svg:x="12.601cm" svg:y="3.3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501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3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8.605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cm" svg:height="1.4cm" svg:x="10.656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cm" svg:height="1.4cm" svg:x="12.601cm" svg:y="5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501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3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8.605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cm" svg:height="1.4cm" svg:x="10.656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4cm" svg:height="1.4cm" svg:x="12.601cm" svg:y="7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501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3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8.605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cm" svg:height="1.4cm" svg:x="10.656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cm" svg:height="1.4cm" svg:x="12.601cm" svg:y="9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4.501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53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8.605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0.656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2.601cm" svg:y="11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cm" svg:height="1.4cm" svg:x="18.701cm" svg:y="4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cm" svg:height="1.4cm" svg:x="18.701cm" svg:y="7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18.701cm" svg:y="9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8.701cm" svg:y1="5.127cm" svg:x2="14.001cm" svg:y2="4.025cm" draw:start-shape="id1" draw:start-glue-point="6" draw:end-shape="id2" draw:end-glue-point="10" svg:d="M18701 5127l-4700-1102" svg:viewBox="0 0 4701 1103">
          <text:p/>
        </draw:connector>
        <draw:connector draw:style-name="gr2" draw:text-style-name="P1" draw:layer="layout" draw:type="line" svg:x1="18.701cm" svg:y1="5.127cm" svg:x2="11.851cm" svg:y2="4.52cm" draw:start-shape="id1" draw:start-glue-point="6" draw:end-shape="id3" draw:end-glue-point="9" svg:d="M18701 5127l-6850-607" svg:viewBox="0 0 6851 608">
          <text:p/>
        </draw:connector>
        <draw:connector draw:style-name="gr2" draw:text-style-name="P1" draw:layer="layout" draw:type="line" svg:x1="18.701cm" svg:y1="5.127cm" svg:x2="11.851cm" svg:y2="5.482cm" draw:start-shape="id1" draw:start-glue-point="6" draw:end-shape="id4" draw:end-glue-point="11" svg:d="M18701 5127l-6850 355" svg:viewBox="0 0 6851 356">
          <text:p/>
        </draw:connector>
        <draw:connector draw:style-name="gr2" draw:text-style-name="P1" draw:layer="layout" draw:type="line" svg:x1="18.701cm" svg:y1="5.127cm" svg:x2="14.001cm" svg:y2="5.977cm" draw:start-shape="id1" draw:start-glue-point="6" draw:end-shape="id5" draw:end-glue-point="10" svg:d="M18701 5127l-4700 850" svg:viewBox="0 0 4701 851">
          <text:p/>
        </draw:connector>
        <draw:connector draw:style-name="gr2" draw:text-style-name="P1" draw:layer="layout" draw:type="line" svg:x1="18.701cm" svg:y1="7.827cm" svg:x2="11.851cm" svg:y2="8.424cm" draw:start-shape="id6" draw:start-glue-point="6" draw:end-shape="id7" draw:end-glue-point="9" svg:d="M18701 7827l-6850 597" svg:viewBox="0 0 6851 598">
          <text:p/>
        </draw:connector>
        <draw:connector draw:style-name="gr2" draw:text-style-name="P1" draw:layer="layout" draw:type="line" svg:x1="18.701cm" svg:y1="7.827cm" svg:x2="12.056cm" svg:y2="9.88cm" draw:start-shape="id6" draw:start-glue-point="6" draw:end-shape="id8" draw:end-glue-point="10" svg:d="M18701 7827l-6645 2053" svg:viewBox="0 0 6646 2054">
          <text:p/>
        </draw:connector>
        <draw:connector draw:style-name="gr2" draw:text-style-name="P1" draw:layer="layout" draw:type="line" svg:x1="18.701cm" svg:y1="7.827cm" svg:x2="14.001cm" svg:y2="9.88cm" draw:start-shape="id6" draw:start-glue-point="6" draw:end-shape="id9" draw:end-glue-point="10" svg:d="M18701 7827l-4700 2053" svg:viewBox="0 0 4701 2054">
          <text:p/>
        </draw:connector>
        <draw:connector draw:style-name="gr2" draw:text-style-name="P1" draw:layer="layout" draw:type="line" svg:x1="18.701cm" svg:y1="7.827cm" svg:x2="14.001cm" svg:y2="7.929cm" draw:start-shape="id6" draw:start-glue-point="6" draw:end-shape="id10" draw:end-glue-point="10" svg:d="M18701 7827l-4700 102" svg:viewBox="0 0 4701 1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09:40:41.151761315</meta:creation-date>
    <dc:date>2016-02-23T09:52:10.004748588</dc:date>
    <meta:editing-duration>PT11M29S</meta:editing-duration>
    <meta:editing-cycles>1</meta:editing-cycles>
    <meta:document-statistic meta:object-count="36"/>
    <meta:generator>LibreOffice/5.0.5.2$Linux_X86_64 LibreOffice_project/00m0$Build-2</meta:generator>
  </office:meta>
</office:document-meta>
</file>